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2" style:family="table-row">
      <style:table-row-properties style:min-row-height="0.78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7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line-through-style="solid"/>
    </style:style>
    <style:style style:name="P3" style:family="paragraph" style:parent-style-name="Table_20_Contents">
      <style:text-properties style:text-line-through-style="none"/>
    </style:style>
    <style:style style:name="P4" style:family="paragraph" style:parent-style-name="Text_20_body">
      <style:text-properties style:text-line-through-style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text-properties style:text-underline-style="non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able_20_Contents" style:list-style-name="L3"/>
    <style:style style:name="P9" style:family="paragraph" style:parent-style-name="Table_20_Contents">
      <style:text-properties style:text-line-through-style="solid"/>
    </style:style>
    <style:style style:name="P10" style:family="paragraph" style:parent-style-name="Table_20_Contents">
      <style:text-properties style:text-line-through-style="non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style:text-line-through-style="none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onzept</text:h>
      <text:p text:style-name="Text_20_body"/>
      <text:h text:style-name="Heading_20_2" text:outline-level="2">Thema: </text:h>
      <text:p text:style-name="Text_20_body"><text:span text:style-name="T2">Untersuchung der Effizienz von RRT* bei der Pfadfindung autonomer Autos</text:span></text:p>
      <text:h text:style-name="Heading_20_2" text:outline-level="2">Aufgaben</text:h>
      <text:p text:style-name="Text_20_body"/>
      <text:p text:style-name="P16"><text:span text:style-name="T1"/></text:p>
      <text:h text:style-name="Heading_20_2" text:outline-level="2">Probleme</text:h>
      <text:list xml:id="list914089905171211082" text:style-name="L2">
        <text:list-item>
          <text:p text:style-name="P12">Rewiring:</text:p>
          <text:list>
            <text:list-item>
              <text:p text:style-name="P12">Laufzeit (O(n^3))</text:p>
            </text:list-item>
            <text:list-item>
              <text:p text:style-name="P12">Invalide Kindknoten falls Vater rewired</text:p>
            </text:list-item>
            <text:list-item>
              <text:p text:style-name="P12">Rewired Trajectorie u.U. Ungültig, check for obstacles</text:p>
            </text:list-item>
          </text:list>
        </text:list-item>
        <text:list-item>
          <text:p text:style-name="P12">Nicht genügend Knoten für optimalen Pfad</text:p>
        </text:list-item>
        <text:list-item>
          <text:p text:style-name="P12">Pfad an sich ist blöd. Man fährt eig nur Kurven, nie wirklich gerade</text:p>
        </text:list-item>
      </text:list>
      <text:p text:style-name="Text_20_body"/>
      <text:h text:style-name="P6" text:outline-level="2">Lösungen</text:h>
      <text:list xml:id="list29327099" text:continue-list="list914089905171211082" text:style-name="L2">
        <text:list-item text:start-value="1">
          <text:p text:style-name="P12">Rewiring</text:p>
          <text:list>
            <text:list-item>
              <text:p text:style-name="P12">Objectorientiert: Laufzeit bis zu O(n * log n)</text:p>
            </text:list-item>
            <text:list-item>
              <text:p text:style-name="P12">joa, ist scheiße</text:p>
            </text:list-item>
            <text:list-item>
              <text:p text:style-name="P12">LineIntersect ausführen, blöd da gebogene Linien</text:p>
            </text:list-item>
          </text:list>
        </text:list-item>
        <text:list-item>
          <text:p text:style-name="P12">Sehr starke Laufzeitverbesserungen?</text:p>
        </text:list-item>
        <text:list-item>
          <text:p text:style-name="P12">Durch 3D Netze vllt sanfte Kurven möglich (mit nicht einer Orientierung sondern Spanne)</text:p>
        </text:list-item>
      </text:list>
      <text:h text:style-name="P7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 table:style-name="Tabelle1.2">
          <table:table-cell table:style-name="Tabelle1.A2" office:value-type="string">
            <text:p text:style-name="P2">Bis Ende November</text:p>
          </table:table-cell>
          <table:table-cell table:style-name="Tabelle1.B2" office:value-type="string">
            <text:p text:style-name="P2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P2">Anfang Dezember</text:p>
          </table:table-cell>
          <table:table-cell table:style-name="Tabelle1.B2" office:value-type="string">
            <text:p text:style-name="P2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P2">ASAP</text:p>
          </table:table-cell>
          <table:table-cell table:style-name="Tabelle1.B2" office:value-type="string">
            <text:p text:style-name="P2">Code für RRT* schreiben und optimier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P2">Januar</text:p>
          </table:table-cell>
          <table:table-cell table:style-name="Tabelle1.B2" office:value-type="string">
            <text:p text:style-name="P2">Code bei Github reinstellen</text:p>
          </table:table-cell>
        </table:table-row>
        <table:table-row>
          <table:table-cell table:style-name="Tabelle1.A7" office:value-type="date" office:date-value="2018-02-14">
            <text:p text:style-name="P2">14.02.18</text:p>
          </table:table-cell>
          <table:table-cell table:style-name="Tabelle1.B2" office:value-type="string">
            <text:p text:style-name="P2">Gespräch Betreuer, bzgl. Vortrag, Rewiring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- Visualierung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r C++ Code ausführ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r C++ Code am Auto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Klassenstruktur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Wissenschaftliche Messmethoden definieren</text:p>
          </table:table-cell>
        </table:table-row>
        <table:table-row>
          <table:table-cell table:style-name="Tabelle1.A7" office:value-type="date" office:date-value="2018-02-23">
            <text:p text:style-name="Table_20_Contents">23.02.18</text:p>
          </table:table-cell>
          <table:table-cell table:style-name="Tabelle1.B2" office:value-type="string">
            <text:p text:style-name="Table_20_Contents">Anmeldung Bachelorarb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Einleitung schreiben</text:p>
          </table:table-cell>
        </table:table-row>
        <table:table-row>
          <table:table-cell table:style-name="Tabelle1.A7" office:value-type="date" office:date-value="2018-02-28">
            <text:p text:style-name="Table_20_Contents">28.02.18</text:p>
          </table:table-cell>
          <table:table-cell table:style-name="Tabelle1.B2" office:value-type="string">
            <text:p text:style-name="Table_20_Contents">Statusupdate mit Betreue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Korrekturlesen lass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Bachelorarbeit abgeben</text:p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>Zukunftsmusik</text:h>
      <text:list xml:id="list8571676936136523694" text:style-name="L4">
        <text:list-item>
          <text:p text:style-name="P13">Es geht erstmal nur, vorwärts zu fahren. Was ist wenn Wenden oder rückwärts fahren gebraucht wird?</text:p>
        </text:list-item>
        <text:list-item>
          <text:p text:style-name="P13">Anytime wäre nice – Pfad während der Fahrt überprüfen und verbessern</text:p>
        </text:list-item>
        <text:list-item>
          <text:p text:style-name="P13">Bewegliche Hindernisse</text:p>
          <text:list>
            <text:list-item>
              <text:p text:style-name="P13">RRT* mit 3 Knotenzuständen sicher / nicht sicher / gesperrt</text:p>
            </text:list-item>
            <text:list-item>
              <text:p text:style-name="P13">Mithilfe von Sensordaten können beliebigen Punkten ein Zustand zugeordnet werden</text:p>
            </text:list-item>
          </text:list>
        </text:list-item>
        <text:list-item>
          <text:p text:style-name="P13">Baum wächst in beide Richtungen auf virtueller Karte</text:p>
        </text:list-item>
      </text:list>
      <text:h text:style-name="Heading_20_2" text:outline-level="2">Vorgehen:</text:h>
      <text:p text:style-name="P4">1.12.</text:p>
      <text:p text:style-name="P4"><text:soft-page-break/>Möglichkeiten der Umsetzung:</text:p>
      <text:p text:style-name="P4">A) Sobald Zielpfad gefunden den "abfahrbar" machen</text:p>
      <text:p text:style-name="P4">B) "Abfahrbarkeit" gewährleisten durch geeignete Metrik</text:p>
      <text:p text:style-name="P4">C) Beide Lösungen kombinieren, d.h. Metrik so definieren, dass es möglich ist, den Zielpfad entsprechend abzufahren</text:p>
      <text:p text:style-name="P4">Sobald Lösungspfad gefunden &amp; Schritt zu sicherem Punkt möglich: losfahren</text:p>
      <text:p text:style-name="P4">Update: Lösung B) gewählt</text:p>
      <text:p text:style-name="Text_20_body">Für jeden Knoten Gültigkeiten für Kindknoten definieren, abhängig von </text:p>
      <text:list xml:id="list650966615765306204" text:style-name="L5">
        <text:list-item>
          <text:p text:style-name="P14">Max. Möglicher Lenkausschlag</text:p>
        </text:list-item>
        <text:list-item>
          <text:p text:style-name="P15">Elternknot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4H52M44S</meta:editing-duration>
    <meta:editing-cycles>12</meta:editing-cycles>
    <meta:generator>OpenOffice/4.1.1$Win32 OpenOffice.org_project/411m6$Build-9775</meta:generator>
    <dc:date>2018-02-21T09:13:30.97</dc:date>
    <meta:document-statistic meta:table-count="1" meta:image-count="0" meta:object-count="0" meta:page-count="3" meta:paragraph-count="62" meta:word-count="314" meta:character-count="2222"/>
    <meta:user-defined meta:name="Info 1"/>
    <meta:user-defined meta:name="Info 2"/>
    <meta:user-defined meta:name="Info 3"/>
    <meta:user-defined meta:name="Info 4"/>
  </office:meta>
</office:document-meta>
</file>